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09262" officeooo:paragraph-rsid="0010926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9262" officeooo:paragraph-rsid="0010926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09262" officeooo:paragraph-rsid="00109262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09262" officeooo:paragraph-rsid="00115b4a" style:font-size-asian="15pt" style:font-weight-asian="normal" style:font-size-complex="15pt" style:font-weight-complex="normal"/>
    </style:style>
    <style:style style:name="P5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09262" officeooo:paragraph-rsid="00115b4a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À Espera de Um Milagre</text:span><text:tab/><text:span text:style-name="T2">Shirley Carvalhaes</text:span><text:tab/><text:span text:style-name="T1">[ 16 ]</text:span></text:p>
      <text:p text:style-name="P3">No momento que olhei e te vi sentado ali</text:p>
      <text:p text:style-name="P3">Com semblante abatido, moribundo e coração sofrido</text:p>
      <text:p text:style-name="P3">Com um fardo de problema, sem ninguém</text:p>
      <text:p text:style-name="P3">Estás sozinho, sem amigo</text:p>
      <text:p text:style-name="P3"/>
      <text:p text:style-name="P3">Cansado de viver tantas ruínas e decepções</text:p>
      <text:p text:style-name="P3">À espera de um Milagre</text:p>
      <text:p text:style-name="P3">Mas digo o mesmo que Deus fez lá em Betesda</text:p>
      <text:p text:style-name="P3">Ele fará hoje aqui</text:p>
      <text:p text:style-name="P3">Se as barreiras são tão grandes</text:p>
      <text:p text:style-name="P3">Que você não pode ultrapassar</text:p>
      <text:p text:style-name="P3">Deus hoje abre o caminho e diz</text:p>
      <text:p text:style-name="P3">Meu filho, Eu estou aqui contigo, você não está sozinho</text:p>
      <text:p text:style-name="P3"/>
      <text:p text:style-name="P3">Deus vai adiante, derrubando as muralhas pra você passar</text:p>
      <text:p text:style-name="P3">Deus vai adiante, se na cova ou na fornalha contigo está</text:p>
      <text:p text:style-name="P3">Deus vai adiante, destruindo todo laço, todo embaraço, por você</text:p>
      <text:p text:style-name="P3">Deus vai adiante, derrotando, destruindo os inimigos teus</text:p>
      <text:p text:style-name="P3">Deus vai adiante, pra mostrar pra todo mundo que só ele é deus</text:p>
      <text:p text:style-name="P3">Deus vai adiante, garantindo eternamente a sua Vitória, por você</text:p>
      <text:p text:style-name="P3"/>
      <text:p text:style-name="P3">Poderoso, Raiz de Davi, Eloih, Ha Mashiach, Nissi</text:p>
      <text:p text:style-name="P3">Exalte o Seu Nome</text:p>
      <text:p text:style-name="P3">Glorioso, o Grande e Fiel, Deus Conosco, o Emanuel</text:p>
      <text:p text:style-name="P3">Ele é Quem te dá a Vitória, quando quer abençoar</text:p>
      <text:p text:style-name="P3">Não tem dia e não tem hora</text:p>
      <text:p text:style-name="P3"/>
      <text:p text:style-name="P3">Ele é Quem te dá a vitória, quando quer abençoar</text:p>
      <text:p text:style-name="P3">Não tem dia e não tem hora, Ele é Deus</text:p>
      <text:p text:style-name="P3"/>
      <text:p text:style-name="P5"><text:span text:style-name="T1">À Espera de Um Milagre</text:span><text:tab/><text:span text:style-name="T2">Shirley Carvalhaes</text:span><text:tab/><text:span text:style-name="T1">[ 16 ]</text:span></text:p>
      <text:p text:style-name="P4">No momento que olhei e te vi sentado ali</text:p>
      <text:p text:style-name="P4">Com semblante abatido, moribundo e coração sofrido</text:p>
      <text:p text:style-name="P4">Com um fardo de problema, sem ninguém</text:p>
      <text:p text:style-name="P4">Estás sozinho, sem amigo</text:p>
      <text:p text:style-name="P4"/>
      <text:p text:style-name="P4">Cansado de viver tantas ruínas e decepções</text:p>
      <text:p text:style-name="P4">À espera de um Milagre</text:p>
      <text:p text:style-name="P4">Mas digo o mesmo que Deus fez lá em Betesda</text:p>
      <text:p text:style-name="P4">Ele fará hoje aqui</text:p>
      <text:p text:style-name="P4">Se as barreiras são tão grandes</text:p>
      <text:p text:style-name="P4">Que você não pode ultrapassar</text:p>
      <text:p text:style-name="P4">Deus hoje abre o caminho e diz</text:p>
      <text:p text:style-name="P4">Meu filho, Eu estou aqui contigo, você não está sozinho</text:p>
      <text:p text:style-name="P4"/>
      <text:p text:style-name="P4">Deus vai adiante, derrubando as muralhas pra você passar</text:p>
      <text:p text:style-name="P4">Deus vai adiante, se na cova ou na fornalha contigo está</text:p>
      <text:p text:style-name="P4">Deus vai adiante, destruindo todo laço, todo embaraço, por você</text:p>
      <text:p text:style-name="P4">Deus vai adiante, derrotando, destruindo os inimigos teus</text:p>
      <text:p text:style-name="P4">Deus vai adiante, pra mostrar pra todo mundo que só ele é deus</text:p>
      <text:p text:style-name="P4">Deus vai adiante, garantindo eternamente a sua Vitória, por você</text:p>
      <text:p text:style-name="P4"/>
      <text:p text:style-name="P4">Poderoso, Raiz de Davi, Eloih, Ha Mashiach, Nissi</text:p>
      <text:p text:style-name="P4">Exalte o Seu Nome</text:p>
      <text:p text:style-name="P4">Glorioso, o Grande e Fiel, Deus Conosco, o Emanuel</text:p>
      <text:p text:style-name="P4">Ele é Quem te dá a Vitória, quando quer abençoar</text:p>
      <text:p text:style-name="P4">Não tem dia e não tem hora</text:p>
      <text:p text:style-name="P4"/>
      <text:p text:style-name="P4">Ele é Quem te dá a vitória, quando quer abençoar</text:p>
      <text:p text:style-name="P4">Não tem dia e não tem hora, Ele é De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4T21:40:31.064973601</dc:date>
    <meta:editing-cycles>12</meta:editing-cycles>
    <meta:editing-duration>PT17M56S</meta:editing-duration>
    <meta:generator>LibreOffice/5.1.4.2$Linux_X86_64 LibreOffice_project/10m0$Build-2</meta:generator>
    <meta:document-statistic meta:table-count="0" meta:image-count="0" meta:object-count="0" meta:page-count="1" meta:paragraph-count="52" meta:word-count="420" meta:character-count="2206" meta:non-whitespace-character-count="1838"/>
  </office:meta>
</office:document-meta>
</file>